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0:21:00.3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79DT20H13M59S</meta:editing-duration>
    <meta:editing-cycles>205</meta:editing-cycles>
    <meta:generator>LibreOffice/7.2.0.4$Windows_X86_64 LibreOffice_project/9a9c6381e3f7a62afc1329bd359cc48accb6435b</meta:generator>
    <dc:date>2024-05-22T15:58:49.471000000</dc:date>
    <meta:document-statistic meta:table-count="14" meta:cell-count="5211" meta:object-count="0"/>
  </office:meta>
</office:document-meta>
</file>